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ccffcc" draw:fill="solid" draw:fill-color="#c5000b" draw:textarea-vertical-align="middle" draw:auto-grow-height="false" fo:min-height="0.75cm" fo:min-width="0.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top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color="#660066"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42pt" style:font-size-asian="42pt" style:font-size-complex="4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44pt" style:font-size-asian="44pt" style:font-size-complex="44pt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esi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2"><text:span text:style-name="T2">Model View 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<text:span text:style-name="T2">MVC, merupakan disain arsitektur perancangan perangkat lunak, dengan memisahkan data logic dan user interfa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4.401cm" svg:height="1.517cm" svg:x="12.363cm" svg:y="2.032cm">
          <draw:text-box>
            <text:p><text:span text:style-name="T3">Aplikasi</text:span></text:p>
          </draw:text-box>
        </draw:frame>
        <draw:g>
          <draw:custom-shape draw:style-name="gr3" draw:text-style-name="P2" xml:id="id2" draw:id="id2" draw:layer="layout" svg:width="3.556cm" svg:height="3.556cm" svg:x="12.954cm" svg:y="4.064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4" draw:text-style-name="P2" xml:id="id4" draw:id="id4" draw:layer="layout" svg:width="2.794cm" svg:height="4.064cm" svg:x="3.556cm" svg:y="9.38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xml:id="id1" draw:id="id1" draw:layer="layout" svg:width="2.794cm" svg:height="4.064cm" svg:x="12.7cm" svg:y="13.71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xml:id="id3" draw:id="id3" draw:layer="layout" svg:width="2.794cm" svg:height="4.064cm" svg:x="22.606cm" svg:y="9.6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2" draw:layer="layout" svg:x1="14.097cm" svg:y1="13.716cm" svg:x2="14.732cm" svg:y2="7.62cm" draw:start-shape="id1" draw:start-glue-point="4" draw:end-shape="id2" svg:d="M14097 13716v-3047h635v-3049" svg:viewBox="0 0 636 6097">
            <text:p/>
          </draw:connector>
          <draw:connector draw:style-name="gr5" draw:text-style-name="P2" draw:layer="layout" svg:x1="16.51cm" svg:y1="5.842cm" svg:x2="24.003cm" svg:y2="9.652cm" draw:start-shape="id2" draw:start-glue-point="1" draw:end-shape="id3" draw:end-glue-point="4" svg:d="M16510 5842h7493v3810" svg:viewBox="0 0 7494 3811">
            <text:p/>
          </draw:connector>
          <draw:connector draw:style-name="gr5" draw:text-style-name="P2" draw:layer="layout" svg:x1="12.954cm" svg:y1="5.842cm" svg:x2="4.953cm" svg:y2="9.388cm" draw:start-shape="id2" draw:start-glue-point="3" draw:end-shape="id4" draw:end-glue-point="4" svg:d="M12954 5842h-8001v3546" svg:viewBox="0 0 8002 3547">
            <text:p/>
          </draw:connector>
          <draw:frame draw:style-name="gr2" draw:text-style-name="P5" draw:layer="layout" svg:width="3.584cm" svg:height="1.517cm" svg:x="2.711cm" svg:y="13.97cm">
            <draw:text-box>
              <text:p><text:span text:style-name="T3">Model</text:span></text:p>
            </draw:text-box>
          </draw:frame>
          <draw:frame draw:style-name="gr2" draw:text-style-name="P5" draw:layer="layout" svg:width="5.408cm" svg:height="1.517cm" svg:x="11.43cm" svg:y="18.288cm">
            <draw:text-box>
              <text:p><text:span text:style-name="T3">Controller</text:span></text:p>
            </draw:text-box>
          </draw:frame>
          <draw:frame draw:style-name="gr2" draw:text-style-name="P5" draw:layer="layout" svg:width="2.932cm" svg:height="1.517cm" svg:x="22.468cm" svg:y="14.224cm">
            <draw:text-box>
              <text:p><text:span text:style-name="T3">View</text:span></text:p>
            </draw:text-box>
          </draw:frame>
          <draw:connector draw:style-name="gr6" draw:text-style-name="P2" draw:layer="layout" draw:type="curve" svg:x1="15.494cm" svg:y1="15.748cm" svg:x2="22.606cm" svg:y2="11.684cm" draw:start-shape="id1" draw:start-glue-point="7" draw:end-shape="id3" svg:d="M15494 15748c5335 0 1780-4064 7112-4064" svg:viewBox="0 0 7113 4065">
            <text:p/>
          </draw:connector>
          <draw:connector draw:style-name="gr6" draw:text-style-name="P2" draw:layer="layout" draw:type="curve" svg:x1="6.35cm" svg:y1="11.42cm" svg:x2="12.7cm" svg:y2="15.748cm" draw:start-shape="id4" draw:start-glue-point="7" draw:end-shape="id1" draw:end-glue-point="5" svg:d="M6350 11420c4764 0 1589 4328 6350 4328" svg:viewBox="0 0 6351 432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or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Model</text:span>, merupakan tempat menaruh data logic, yang berhubungan langsung dengan database.</text:p>
              </text:list-item>
              <text:list-item>
                <text:p><text:span text:style-name="T4">Controller</text:span>, merupakan tempat untuk mengatur alur data, dan process data.</text:p>
              </text:list-item>
              <text:list-item>
                <text:p><text:span text:style-name="T4">View</text:span>, merupakan tempat untuk menaruh input atau output, dan seluruh interaksi antara user dan applikas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si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Model</text:span>, untuk menaruh validasi, ijin untuk mass-assigment (memasukan banyak data sekaligus), tempat query yang complek.</text:p>
              </text:list-item>
              <text:list-item>
                <text:p><text:span text:style-name="T4">Controller</text:span>, tempat menaruh definisi/method yang di butuhkan oleh routes(tempat mendaftarkan path/url), tempat menaruh query yang dibutuhkan oleh view, filter sebelum definisi.</text:p>
              </text:list-item>
              <text:list-item>
                <text:p><text:span text:style-name="T4">View</text:span>, untuk memasukan input (form), menampilkan data, media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oh di Ruby on Rails</text:p>
          </draw:text-box>
        </draw:frame>
        <draw:custom-shape draw:style-name="gr7" draw:text-style-name="P7" draw:layer="layout" svg:width="8.89cm" svg:height="3.564cm" svg:x="0.508cm" svg:y="5.326cm">
          <text:p text:style-name="P6"><text:span text:style-name="T5">class Bycycle</text:span></text:p>
          <text:p text:style-name="P6"><text:span text:style-name="T5"><text:s text:c="2"/></text:span><text:span text:style-name="T5">validates :brand, length: {minimum: 4}</text:span></text:p>
          <text:p text:style-name="P6"><text:span text:style-name="T5"><text:s text:c="2"/></text:span><text:span text:style-name="T5">validates :category, presence: true</text:span></text:p>
          <text:p text:style-name="P6"><text:span text:style-name="T5"><text:s text:c="2"/></text:span><text:span text:style-name="T5">validates :serial_model, <text:s/>uniqueness: true</text:span></text:p>
          <text:p text:style-name="P6"><text:span text:style-name="T5">en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8.89cm" svg:height="12.708cm" svg:x="9.676cm" svg:y="5.326cm">
          <text:p text:style-name="P6"><text:span text:style-name="T5">class BycyclesController &lt; ApplicationController</text:span></text:p>
          <text:p text:style-name="P6"><text:span text:style-name="T5"/></text:p>
          <text:p text:style-name="P6"><text:span text:style-name="T5"><text:s text:c="2"/></text:span><text:span text:style-name="T5">def index</text:span></text:p>
          <text:p text:style-name="P6"><text:span text:style-name="T5"><text:s text:c="4"/></text:span><text:span text:style-name="T5">Model.all</text:span></text:p>
          <text:p text:style-name="P6"><text:span text:style-name="T5"><text:s text:c="2"/></text:span><text:span text:style-name="T5">end</text:span></text:p>
          <text:p text:style-name="P6"><text:span text:style-name="T5"/></text:p>
          <text:p text:style-name="P6"><text:span text:style-name="T5"><text:s text:c="2"/></text:span><text:span text:style-name="T5">def show</text:span></text:p>
          <text:p text:style-name="P6"><text:span text:style-name="T5"><text:s text:c="4"/></text:span><text:span text:style-name="T5">Model.find_by_id(1)</text:span></text:p>
          <text:p text:style-name="P6"><text:span text:style-name="T5"><text:s text:c="2"/></text:span><text:span text:style-name="T5">end</text:span></text:p>
          <text:p text:style-name="P6"><text:span text:style-name="T5"/></text:p>
          <text:p text:style-name="P6"><text:span text:style-name="T5"><text:s text:c="2"/></text:span><text:span text:style-name="T5">def new</text:span></text:p>
          <text:p text:style-name="P6"><text:span text:style-name="T5"><text:s text:c="4"/></text:span><text:span text:style-name="T5">Model.new</text:span></text:p>
          <text:p text:style-name="P6"><text:span text:style-name="T5"><text:s text:c="2"/></text:span><text:span text:style-name="T5">end</text:span></text:p>
          <text:p text:style-name="P6"><text:span text:style-name="T5"/></text:p>
          <text:p text:style-name="P6"><text:span text:style-name="T5"><text:s text:c="2"/></text:span><text:span text:style-name="T5">def edit</text:span></text:p>
          <text:p text:style-name="P6"><text:span text:style-name="T5"><text:s text:c="4"/></text:span><text:span text:style-name="T5">Model.update</text:span></text:p>
          <text:p text:style-name="P6"><text:span text:style-name="T5"><text:s text:c="2"/></text:span><text:span text:style-name="T5">end</text:span></text:p>
          <text:p text:style-name="P6"><text:span text:style-name="T5"/></text:p>
          <text:p text:style-name="P6"><text:span text:style-name="T5"><text:s text:c="2"/></text:span><text:span text:style-name="T5">def destroy</text:span></text:p>
          <text:p text:style-name="P6"><text:span text:style-name="T5"><text:s text:c="4"/></text:span><text:span text:style-name="T5">Model.find_by_id(1).destroy</text:span></text:p>
          <text:p text:style-name="P6"><text:span text:style-name="T5"><text:s text:c="2"/></text:span><text:span text:style-name="T5">end</text:span></text:p>
          <text:p text:style-name="P6"><text:span text:style-name="T5"/></text:p>
          <text:p text:style-name="P6"><text:span text:style-name="T5">end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8.89cm" svg:height="12.708cm" svg:x="18.774cm" svg:y="5.28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8" draw:layer="layout" svg:width="3.385cm" svg:height="1.436cm" svg:x="2.54cm" svg:y="9.652cm">
          <draw:text-box>
            <text:p><text:span text:style-name="T6">Model</text:span></text:p>
          </draw:text-box>
        </draw:frame>
        <draw:frame draw:style-name="gr2" draw:text-style-name="P8" draw:layer="layout" svg:width="5.091cm" svg:height="1.436cm" svg:x="11.673cm" svg:y="18.63cm">
          <draw:text-box>
            <text:p><text:span text:style-name="T6">Controller</text:span></text:p>
          </draw:text-box>
        </draw:frame>
        <draw:frame draw:style-name="gr2" draw:text-style-name="P8" draw:layer="layout" svg:width="2.78cm" svg:height="1.436cm" svg:x="22.098cm" svg:y="18.796cm">
          <draw:text-box>
            <text:p><text:span text:style-name="T6">View</text:span></text:p>
          </draw:text-box>
        </draw:frame>
        <draw:custom-shape draw:style-name="gr9" draw:text-style-name="P9" draw:layer="layout" svg:width="3.577cm" svg:height="4.625cm" svg:x="19.05cm" svg:y="5.588cm">
          <text:p text:style-name="P2"><text:span text:style-name="T7">Index.html.erb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9" draw:layer="layout" svg:width="3.577cm" svg:height="4.625cm" svg:x="23.622cm" svg:y="5.588cm">
          <text:p text:style-name="P2"><text:span text:style-name="T7">show.html.erb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9" draw:layer="layout" svg:width="3.577cm" svg:height="4.625cm" svg:x="19.283cm" svg:y="11.684cm">
          <text:p text:style-name="P2"><text:span text:style-name="T7">edit.html.erb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8.89cm" svg:height="3.564cm" svg:x="0.254cm" svg:y="14.47cm">
          <text:p text:style-name="P6"><text:span text:style-name="T5">Rails.application.routes.draw do</text:span></text:p>
          <text:p text:style-name="P6"><text:span text:style-name="T5"><text:s text:c="2"/></text:span><text:span text:style-name="T5">resources :bycycles</text:span></text:p>
          <text:p text:style-name="P6"><text:span text:style-name="T5">en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8" draw:layer="layout" svg:width="3.44cm" svg:height="1.436cm" svg:x="2.021cm" svg:y="18.542cm">
          <draw:text-box>
            <text:p><text:span text:style-name="T6">rou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HTML5, CSS, Javascript dengan Twitter Bootstrap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 5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p text:style-name="P2">HTML or HyperText Markup Language merupakan standar markup language, yang digunakan untuk membuat halaman web. HTML ditulis dalam bentuk '&lt; &gt;' tag elemen (sperti &lt;html&gt;)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new</text:p>
          </draw:text-box>
        </draw:frame>
        <draw:frame presentation:style-name="pr6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&lt;section&gt;&lt;/section&gt;</text:p>
              </text:list-item>
              <text:list-item>
                <text:p>&lt;header&gt;&lt;/header&gt;</text:p>
              </text:list-item>
              <text:list-item>
                <text:p>&lt;article&gt;&lt;/article&gt;</text:p>
              </text:list-item>
              <text:list-item>
                <text:p>&lt;aside&gt;&lt;/aside&gt;</text:p>
              </text:list-item>
            </text:list>
          </draw:text-box>
        </draw:frame>
        <draw:frame draw:style-name="gr2" draw:layer="layout" svg:width="13.74cm" svg:height="0.962cm" svg:x="12.954cm" svg:y="18.796cm">
          <draw:text-box>
            <text:p>Comlete resources : www.w3.org/TR/html5-diff/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format html5 tag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/>&lt;!DOCTYPE html&gt;</text:p>
            <text:p><text:s/>&lt;html&gt;</text:p>
            <text:p><text:s text:c="2"/>&lt;head&gt;</text:p>
            <text:p><text:s text:c="3"/>&lt;meta charset="UTF­8"&gt;</text:p>
            <text:p><text:s text:c="3"/>&lt;title&gt;Title Page&lt;/title&gt;</text:p>
            <text:p><text:s text:c="2"/>&lt;/head&gt;</text:p>
            <text:p><text:s text:c="2"/>&lt;body&gt;</text:p>
            <text:p><text:s text:c="4"/>&lt;header&gt;&lt;/header&gt;</text:p>
            <text:p><text:s text:c="4"/>&lt;aside&gt;&lt;/aside&gt;</text:p>
            <text:p><text:s text:c="4"/>&lt;section&gt;</text:p>
            <text:p><text:s text:c="6"/>&lt;article&gt;&lt;/artice&gt;</text:p>
            <text:p><text:s text:c="4"/>&lt;/section&gt;</text:p>
            <text:p><text:s text:c="2"/>&lt;/body&gt;</text:p>
            <text:p>&lt;/html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S</text:p>
          </draw:text-box>
        </draw:frame>
        <draw:frame presentation:style-name="pr6" draw:layer="layout" svg:width="25.199cm" svg:height="12.179cm" svg:x="1.4cm" svg:y="4.914cm" presentation:class="outline">
          <draw:text-box>
            <text:p>Cascading Style Sheets (CSS) merupakan style sheet language digunakan untuk mengatur format dari document html.</text:p>
            <text:p>CSS di buat pada awalnya untuk memisahkan antara isi dokumen dan dokumen presentasi(layout, warna, jenis huruf)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JavaScript merupakan bahasa pemrograman dinamik, yang biasa di gunakan pada web browser, implementasi nya JS mengijinkan untuk melakukan script dari sisi client.</text:p>
            <text:p>Untuk membuat developer biasa nya menggunakan library js seperti jquery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itter Bootstrap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Bootstrap merupakan HTML, CSS, and JS framework untuk mendisain responsive website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Struktur</text:p>
          </draw:text-box>
        </draw:frame>
        <draw:frame presentation:style-name="pr6" draw:layer="layout" svg:width="25.199cm" svg:height="12.179cm" svg:x="1.4cm" svg:y="4.914cm" presentation:class="outline">
          <draw:text-box>
            <text:p>--bootstrap/</text:p>
            <text:p>----js/</text:p>
            <text:p>------bootstrap.js</text:p>
            <text:p>------bootstrap.min.js</text:p>
            <text:p>------jquery-1-11-1.js</text:p>
            <text:p>----css/</text:p>
            <text:p>------bootstrap.css</text:p>
            <text:p>------bootstrap.min.css</text:p>
            <text:p>------bootstrap-theme.css</text:p>
            <text:p>------bootstrap-theme.min.css</text:p>
            <text:p>----font/</text:p>
            <text:p>------glyphicons-halflings-regular.eto</text:p>
            <text:p>------glyphicons-halflings-regular.svg</text:p>
            <text:p>------glyphicons-halflings-regular.ttf</text:p>
            <text:p>------glyphicons-halflings-regular.wof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p text:style-name="P11"><text:span text:style-name="T8">Let's Practices</text:span></text:p>
            <text:p text:style-name="P11"><text:span text:style-name="T8"/></text:p>
          </draw:text-box>
        </draw:frame>
        <draw:custom-shape draw:style-name="gr10" draw:text-style-name="P2" draw:layer="layout" svg:width="2.032cm" svg:height="2.032cm" svg:x="12.7cm" svg:y="11.68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06:44:31.527186832</meta:creation-date>
    <dc:date>2015-01-27T08:23:02.871405503</dc:date>
    <meta:editing-duration>PT1H25M30S</meta:editing-duration>
    <meta:editing-cycles>28</meta:editing-cycles>
    <meta:generator>LibreOffice/4.2.7.2$Linux_X86_64 LibreOffice_project/420m0$Build-2</meta:generator>
    <meta:document-statistic meta:object-count="109"/>
  </office:meta>
</office:document-meta>
</file>